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d7f9b" officeooo:paragraph-rsid="001d7f9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d7f9b" officeooo:paragraph-rsid="0025b2ca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247f25" officeooo:paragraph-rsid="00247f25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edfa1" officeooo:paragraph-rsid="001edfa1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201536" officeooo:paragraph-rsid="00201536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201536"/>
    </style:style>
    <style:style style:name="P10" style:family="paragraph" style:parent-style-name="Standard">
      <style:paragraph-properties fo:text-align="start" style:justify-single-word="false"/>
      <style:text-properties officeooo:paragraph-rsid="002019a6"/>
    </style:style>
    <style:style style:name="P11" style:family="paragraph" style:parent-style-name="Standard">
      <style:paragraph-properties fo:text-align="start" style:justify-single-word="false"/>
      <style:text-properties officeooo:paragraph-rsid="00212de8"/>
    </style:style>
    <style:style style:name="P12" style:family="paragraph" style:parent-style-name="Standard">
      <style:paragraph-properties fo:text-align="start" style:justify-single-word="false"/>
      <style:text-properties officeooo:paragraph-rsid="00247f25"/>
    </style:style>
    <style:style style:name="P13" style:family="paragraph" style:parent-style-name="Standard">
      <style:paragraph-properties fo:text-align="start" style:justify-single-word="false"/>
      <style:text-properties officeooo:rsid="001d7f9b" officeooo:paragraph-rsid="001edfa1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edfa1" officeooo:paragraph-rsid="001edfa1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edfa1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25b2ca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297403"/>
    </style:style>
    <style:style style:name="P18" style:family="paragraph" style:parent-style-name="Standard">
      <style:paragraph-properties fo:text-align="start" style:justify-single-word="false"/>
      <style:text-properties officeooo:paragraph-rsid="00297403"/>
    </style:style>
    <style:style style:name="P19" style:family="paragraph" style:parent-style-name="Standard">
      <style:paragraph-properties fo:text-align="start" style:justify-single-word="false"/>
      <style:text-properties officeooo:paragraph-rsid="002abbed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1edfa1" officeooo:paragraph-rsid="001edfa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212de8" officeooo:paragraph-rsid="00212de8" style:font-size-asian="15pt" style:font-weight-asian="normal" style:font-size-complex="15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5pt" fo:font-weight="normal" officeooo:rsid="0025b2ca" officeooo:paragraph-rsid="0025b2ca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officeooo:rsid="0025b2ca" officeooo:paragraph-rsid="0025b2ca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5pt" fo:font-weight="bold" officeooo:rsid="00247f25" officeooo:paragraph-rsid="00247f25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5pt" fo:font-weight="bold" officeooo:rsid="00247f25" officeooo:paragraph-rsid="00247f25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5pt" fo:font-weight="bold" officeooo:rsid="0026e3e1" officeooo:paragraph-rsid="0026e3e1" style:font-size-asian="15pt" style:font-weight-asian="bold" style:font-size-complex="15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25b2ca" officeooo:paragraph-rsid="0025b2ca"/>
    </style:style>
    <style:style style:name="P28" style:family="paragraph" style:parent-style-name="Standard">
      <style:paragraph-properties fo:text-align="start" style:justify-single-word="false"/>
      <style:text-properties officeooo:rsid="0025b2ca" officeooo:paragraph-rsid="0026e3e1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29e7f2" officeooo:paragraph-rsid="0029e7f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9e7f2" officeooo:paragraph-rsid="0029e7f2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29e7f2" officeooo:paragraph-rsid="0029e7f2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29e7f2" officeooo:paragraph-rsid="0029e7f2"/>
    </style:style>
    <style:style style:name="P33" style:family="paragraph" style:parent-style-name="Standard">
      <style:paragraph-properties fo:text-align="start" style:justify-single-word="false"/>
      <style:text-properties officeooo:rsid="0029e7f2" officeooo:paragraph-rsid="002abbed"/>
    </style:style>
    <style:style style:name="P34" style:family="paragraph" style:parent-style-name="Standard">
      <style:paragraph-properties fo:text-align="start" style:justify-single-word="false"/>
      <style:text-properties officeooo:rsid="002abbed" officeooo:paragraph-rsid="002abbed"/>
    </style:style>
    <style:style style:name="P35" style:family="paragraph" style:parent-style-name="Standard">
      <style:paragraph-properties fo:text-align="start" style:justify-single-word="false"/>
      <style:text-properties officeooo:rsid="002c0ca0" officeooo:paragraph-rsid="002c0ca0"/>
    </style:style>
    <style:style style:name="P36" style:family="paragraph" style:parent-style-name="Standard">
      <style:paragraph-properties fo:text-align="start" style:justify-single-word="false"/>
      <style:text-properties officeooo:rsid="002c59d9" officeooo:paragraph-rsid="002c59d9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d7f9b" style:font-size-asian="15pt" style:font-size-complex="15pt"/>
    </style:style>
    <style:style style:name="T3" style:family="text">
      <style:text-properties fo:font-size="15pt" officeooo:rsid="00201536" style:font-size-asian="15pt" style:font-size-complex="15pt"/>
    </style:style>
    <style:style style:name="T4" style:family="text">
      <style:text-properties fo:font-size="15pt" officeooo:rsid="00247f25" style:font-size-asian="15pt" style:font-size-complex="15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1d7f9b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1edfa1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201536" style:font-size-asian="15pt" style:font-weight-asian="normal" style:font-size-complex="15pt" style:font-weight-complex="normal"/>
    </style:style>
    <style:style style:name="T9" style:family="text">
      <style:text-properties fo:font-size="15pt" fo:font-weight="normal" officeooo:rsid="002019a6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212de8" style:font-size-asian="15pt" style:font-weight-asian="normal" style:font-size-complex="15pt" style:font-weight-complex="normal"/>
    </style:style>
    <style:style style:name="T11" style:family="text">
      <style:text-properties fo:font-size="15pt" fo:font-weight="normal" officeooo:rsid="00247f25" style:font-size-asian="15pt" style:font-weight-asian="normal" style:font-size-complex="15pt" style:font-weight-complex="normal"/>
    </style:style>
    <style:style style:name="T12" style:family="text">
      <style:text-properties fo:font-size="15pt" fo:font-weight="normal" officeooo:rsid="0025b2ca" style:font-size-asian="15pt" style:font-weight-asian="normal" style:font-size-complex="15pt" style:font-weight-complex="normal"/>
    </style:style>
    <style:style style:name="T13" style:family="text">
      <style:text-properties fo:font-size="15pt" fo:font-weight="normal" officeooo:rsid="0026e3e1" style:font-size-asian="15pt" style:font-weight-asian="normal" style:font-size-complex="15pt" style:font-weight-complex="normal"/>
    </style:style>
    <style:style style:name="T14" style:family="text">
      <style:text-properties fo:font-size="15pt" fo:font-weight="normal" officeooo:rsid="002819d2" style:font-size-asian="15pt" style:font-weight-asian="normal" style:font-size-complex="15pt" style:font-weight-complex="normal"/>
    </style:style>
    <style:style style:name="T15" style:family="text">
      <style:text-properties fo:font-size="15pt" fo:font-weight="normal" officeooo:rsid="00297403" style:font-size-asian="15pt" style:font-weight-asian="normal" style:font-size-complex="15pt" style:font-weight-complex="normal"/>
    </style:style>
    <style:style style:name="T16" style:family="text">
      <style:text-properties fo:font-size="15pt" fo:font-weight="normal" officeooo:rsid="002abbed" style:font-size-asian="15pt" style:font-weight-asian="normal" style:font-size-complex="15pt" style:font-weight-complex="normal"/>
    </style:style>
    <style:style style:name="T17" style:family="text"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T18" style:family="text">
      <style:text-properties fo:font-size="15pt" fo:language="en" fo:country="US" fo:font-weight="normal" officeooo:rsid="00201536" style:font-size-asian="15pt" style:font-weight-asian="normal" style:font-size-complex="15pt" style:font-weight-complex="normal"/>
    </style:style>
    <style:style style:name="T19" style:family="text">
      <style:text-properties fo:font-size="15pt" fo:language="en" fo:country="US" fo:font-weight="normal" officeooo:rsid="00212de8" style:font-size-asian="15pt" style:font-weight-asian="normal" style:font-size-complex="15pt" style:font-weight-complex="normal"/>
    </style:style>
    <style:style style:name="T20" style:family="text">
      <style:text-properties fo:font-size="15pt" fo:language="en" fo:country="US" style:font-size-asian="15pt" style:font-size-complex="15pt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15pt" fo:font-weight="bold" officeooo:rsid="001edfa1" style:font-size-asian="15pt" style:font-weight-asian="bold" style:font-size-complex="15pt" style:font-weight-complex="bold"/>
    </style:style>
    <style:style style:name="T23" style:family="text">
      <style:text-properties fo:font-size="15pt" fo:font-weight="bold" officeooo:rsid="0026e3e1" style:font-size-asian="15pt" style:font-weight-asian="bold" style:font-size-complex="15pt" style:font-weight-complex="bold"/>
    </style:style>
    <style:style style:name="T24" style:family="text">
      <style:text-properties officeooo:rsid="001d7f9b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d7f9b"/>
    </style:style>
    <style:style style:name="T27" style:family="text">
      <style:text-properties officeooo:rsid="00247f2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97403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26">I</text:span><text:span text:style-name="T24"> </text:span><text:span text:style-name="T26">would</text:span><text:span text:style-name="T24"> </text:span><text:span text:style-name="T26">like</text:span><text:span text:style-name="T24"> </text:span><text:span text:style-name="T26">to</text:span><text:span text:style-name="T24"> </text:span><text:span text:style-name="T26">begin</text:span><text:span text:style-name="T24"> </text:span><text:span text:style-name="T26">from</text:span><text:span text:style-name="T24"> </text:span><text:span text:style-name="T26">Client</text:span><text:span text:style-name="T24"> </text:span><text:span text:style-name="T26">app</text:span><text:span text:style-name="T24">( </text:span><text:span text:style-name="T26">this</text:span><text:span text:style-name="T24"> </text:span><text:span text:style-name="T26">is</text:span><text:span text:style-name="T24"> </text:span><text:span text:style-name="T26">app</text:span><text:span text:style-name="T24"> <text:s/></text:span><text:span text:style-name="T26">for</text:span><text:span text:style-name="T24"> </text:span><text:span text:style-name="T26">client</text:span><text:span text:style-name="T24"> , </text:span><text:span text:style-name="T26">who</text:span><text:span text:style-name="T24"> </text:span><text:span text:style-name="T26">wants</text:span><text:span text:style-name="T24"> </text:span><text:span text:style-name="T26">make</text:span><text:span text:style-name="T24"> </text:span><text:span text:style-name="T26">an</text:span><text:span text:style-name="T24"> </text:span><text:span text:style-name="T26">appointment</text:span><text:span text:style-name="T24"> f</text:span><text:span text:style-name="T26">or</text:span><text:span text:style-name="T24"> </text:span><text:span text:style-name="T26">the</text:span><text:span text:style-name="T24"> </text:span><text:span text:style-name="T26">services</text:span><text:span text:style-name="T24"> </text:span><text:span text:style-name="T26">of</text:span><text:span text:style-name="T24"> </text:span><text:span text:style-name="T26">a</text:span><text:span text:style-name="T24"> </text:span><text:span text:style-name="T26">hairdresser</text:span><text:span text:style-name="T24">).</text:span></text:p>
      <text:p text:style-name="P2"/>
      <text:p text:style-name="P5"><text:span text:style-name="T25">Client</text:span> <text:span text:style-name="T27">app</text:span></text:p>
      <text:p text:style-name="P4"/>
      <text:p text:style-name="P13"><text:span text:style-name="T17">So</text:span><text:span text:style-name="T5">, </text:span><text:span text:style-name="T17">first</text:span><text:span text:style-name="T5"> off </text:span><text:span text:style-name="T17">everything</text:span><text:span text:style-name="T5"> begins from registrartion, </text:span><text:span text:style-name="T17">you</text:span><text:span text:style-name="T5"> sholud </text:span><text:span text:style-name="T17">fill</text:span><text:span text:style-name="T5"> in the form:</text:span></text:p>
      <text:list xml:id="list2502183515" text:style-name="L1">
        <text:list-item>
          <text:p text:style-name="P15"><text:span text:style-name="T7">First column is a</text:span><text:span text:style-name="T22"> your name</text:span><text:span text:style-name="T6">,</text:span></text:p>
        </text:list-item>
        <text:list-item>
          <text:p text:style-name="P20"><text:span text:style-name="T2">S</text:span><text:span text:style-name="T1">econd is </text:span><text:span text:style-name="T21">phone number</text:span><text:span text:style-name="T1">,</text:span></text:p>
        </text:list-item>
        <text:list-item>
          <text:p text:style-name="P20"><text:span text:style-name="T1">Third is your </text:span><text:span text:style-name="T21">mail, email, gmail, </text:span><text:span text:style-name="T1">suit yourself.</text:span></text:p>
        </text:list-item>
      </text:list>
      <text:p text:style-name="P7"/>
      <text:p text:style-name="P14"><text:span text:style-name="T1">But of course, you can continue without registrartion and <text:s/>make an appointment. But in </text:span><text:span text:style-name="T20">this</text:span><text:span text:style-name="T1"> </text:span><text:span text:style-name="T20">case</text:span><text:span text:style-name="T1"> you will not </text:span><text:span text:style-name="T20">able</text:span><text:span text:style-name="T1"> </text:span><text:span text:style-name="T20">to</text:span><text:span text:style-name="T1"> </text:span><text:span text:style-name="T20">leave</text:span><text:span text:style-name="T1"> a review after visiting</text:span><text:span text:style-name="T3">, </text:span></text:p>
      <text:p text:style-name="P9"><text:span text:style-name="T18">learn</text:span><text:span text:style-name="T8"> </text:span><text:span text:style-name="T18">any</text:span><text:span text:style-name="T8"> news or latest events, you will not have access to your profile, because you have not registered and in addition you will not able to </text:span><text:span text:style-name="T9">view</text:span><text:span text:style-name="T8"> the list your visitings.</text:span></text:p>
      <text:p text:style-name="P8"/>
      <text:p text:style-name="P10"><text:span text:style-name="T8">W</text:span><text:span text:style-name="T9">ell, after registration , the system redirect you to the main page. Where you can read news </text:span><text:span text:style-name="T19">about</text:span><text:span text:style-name="T10"> </text:span><text:span text:style-name="T9">barbershop and etc.</text:span></text:p>
      <text:p text:style-name="P11"><text:span text:style-name="T9">You can look through your own profile, at your profile you can look through your list of visiting and reviews after these visitings. </text:span><text:span text:style-name="T10">Also you can add a profile photo at your profile.</text:span></text:p>
      <text:p text:style-name="P21"/>
      <text:p text:style-name="P24">Administrator app.</text:p>
      <text:p text:style-name="P6"/>
      <text:p text:style-name="P26">Part 1</text:p>
      <text:p text:style-name="P6"><text:tab/>Administrator – <text:span text:style-name="T28">the person who will manage and control all processes in <text:tab/>the barbershop.</text:span></text:p>
      <text:p text:style-name="P12"><text:span text:style-name="T11"><text:tab/>For </text:span><text:span text:style-name="T12">administrator are</text:span><text:span text:style-name="T11"> necessary:</text:span></text:p>
      <text:list xml:id="list652143192" text:style-name="L2">
        <text:list-item>
          <text:p text:style-name="P22">Know, how many workers there are in general (I mean a whole list of workers) </text:p>
        </text:list-item>
        <text:list-item>
          <text:p text:style-name="P16"><text:span text:style-name="T12">Know, who is working </text:span><text:span text:style-name="T13">now</text:span><text:span text:style-name="T12"> or who will work, or worked yesterday</text:span></text:p>
        </text:list-item>
        <text:list-item>
          <text:p text:style-name="P27"><text:span text:style-name="T11">A</text:span><text:span text:style-name="T5">nd in addition, view a reviews of clients </text:span><text:span text:style-name="T14">after visiting</text:span></text:p>
        </text:list-item>
      </text:list>
      <text:p text:style-name="P23"/>
      <text:p text:style-name="P28"><text:span text:style-name="T5">Also admin must add employees. </text:span><text:span text:style-name="T13">There is an interface for this. Admin has opportunity </text:span><text:span text:style-name="T14">to </text:span><text:span text:style-name="T13">create groups and add <text:s/>employees in this groups. Django administration panel absolutely match to this. But there is another panel for admin. This admin panel for </text:span><text:span text:style-name="T23">Part 1.</text:span></text:p>
      <text:p text:style-name="P28"><text:span text:style-name="T23"/></text:p>
      <text:p text:style-name="P36"><text:soft-page-break/><text:span text:style-name="T23">P</text:span><text:span text:style-name="T21">art 2.</text:span></text:p>
      <text:p text:style-name="P36"><text:span text:style-name="T21"><text:tab/></text:span></text:p>
      <text:p text:style-name="P36"><text:span text:style-name="T21"><text:tab/></text:span><text:span text:style-name="T5">Administrator must meet customers and tag a client's visit.</text:span></text:p>
      <text:p text:style-name="P36"><text:span text:style-name="T5"><text:tab/>And have customer data, if there will be necessity to contact with customer, and there is no matter if customer registered or not registered, </text:span></text:p>
      <text:p text:style-name="P26"/>
      <text:p text:style-name="P26"/>
      <text:p text:style-name="P6"><text:span text:style-name="T29">S</text:span><text:span text:style-name="T28">o, as a result, the administrator has two panels at his disposal:</text:span></text:p>
      <text:list xml:id="list2067925247" text:style-name="L3">
        <text:list-item>
          <text:p text:style-name="P17"><text:span text:style-name="T11"><text:s/></text:span><text:span text:style-name="T15">Django administration panel</text:span></text:p>
        </text:list-item>
        <text:list-item>
          <text:p text:style-name="P17"><text:span text:style-name="T15"><text:s/>W</text:span><text:span text:style-name="T11">hich was created by me</text:span></text:p>
        </text:list-item>
      </text:list>
      <text:p text:style-name="P18"><text:span text:style-name="T11"/></text:p>
      <text:p text:style-name="P18"><text:span text:style-name="T11"/></text:p>
      <text:p text:style-name="P18"><text:span text:style-name="T11"/></text:p>
      <text:p text:style-name="P29"><text:span text:style-name="T4">E</text:span><text:span text:style-name="T1">mployees app</text:span></text:p>
      <text:p text:style-name="P30"><text:span text:style-name="T1"/></text:p>
      <text:p text:style-name="P31"><text:span text:style-name="T5">Employee must plan his work day:</text:span></text:p>
      <text:list xml:id="list959238654" text:style-name="L5">
        <text:list-item>
          <text:p text:style-name="P32"><text:span text:style-name="T5">Open the special page for this </text:span></text:p>
        </text:list-item>
        <text:list-item>
          <text:p text:style-name="P32"><text:span text:style-name="T5">choose day, and time , when employee can accept the client </text:span></text:p>
        </text:list-item>
        <text:list-item>
          <text:p text:style-name="P32"><text:span text:style-name="T5">save this work schedule</text:span></text:p>
        </text:list-item>
      </text:list>
      <text:p text:style-name="P31"><text:span text:style-name="T5"/></text:p>
      <text:p text:style-name="P33"><text:span text:style-name="T5">Monitor the amount of clients. </text:span><text:span text:style-name="T16">At this case, employee can distribute his work time, prepare his workplace for the next client or for example make a halftime.</text:span></text:p>
      <text:p text:style-name="P33"><text:span text:style-name="T16">Because the employee knows when the next customer come.</text:span></text:p>
      <text:p text:style-name="P33"><text:span text:style-name="T16"/></text:p>
      <text:p text:style-name="P19"><text:span text:style-name="T16">And the last, employee has opportunity to view a review about himself.</text:span></text:p>
      <text:p text:style-name="P34"><text:span text:style-name="T5">It is necessary, because after these reviews employee can improve his skills </text:span></text:p>
      <text:p text:style-name="P35"><text:span text:style-name="T5">if these comments are negative or improve a work process for example.</text:span></text:p>
      <text:p text:style-name="P35"><text:span text:style-name="T5">And, So, from my point of view review is useful thing which helps motivate employee.</text:span></text:p>
      <text:p text:style-name="P3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8T13:23:34.469187208</meta:creation-date>
    <meta:generator>LibreOffice/6.4.7.2$Linux_X86_64 LibreOffice_project/40$Build-2</meta:generator>
    <dc:date>2022-08-31T17:38:49.700516660</dc:date>
    <meta:editing-duration>PT32M42S</meta:editing-duration>
    <meta:editing-cycles>3</meta:editing-cycles>
    <meta:document-statistic meta:table-count="0" meta:image-count="0" meta:object-count="0" meta:page-count="2" meta:paragraph-count="37" meta:word-count="454" meta:character-count="2562" meta:non-whitespace-character-count="2137"/>
  </office:meta>
</office:document-meta>
</file>